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F00000064FBD210A361E50739.png" manifest:media-type="image/png"/>
  <manifest:file-entry manifest:full-path="Pictures/10000201000001510000006477BC62E4C14EC558.png" manifest:media-type="image/png"/>
  <manifest:file-entry manifest:full-path="Pictures/100002010000015900000064A5F1943626B0FE93.png" manifest:media-type="image/png"/>
  <manifest:file-entry manifest:full-path="Pictures/10000201000002C2000000D27A5E72C9FBF2E7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1.12cm" fo:min-width="4.85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0.907cm" fo:min-width="6.58cm"/>
    </style:style>
    <style:style style:name="gr5" style:family="graphic" style:parent-style-name="standard">
      <style:graphic-properties draw:fill-color="#ffff99" draw:textarea-horizontal-align="justify" draw:textarea-vertical-align="middle" draw:auto-grow-height="false" fo:min-height="1.782cm" fo:min-width="4.114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cc0000" fo:font-style="italic" fo:font-weight="bold" style:font-style-asian="italic" style:font-weight-asian="bold" style:font-style-complex="italic" style:font-weight-complex="bold"/>
    </style:style>
    <style:style style:name="P6" style:family="paragraph">
      <loext:graphic-properties draw:fill="none" draw:fill-color="#ffffff"/>
      <style:text-properties fo:color="#00660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6pt" style:font-size-asian="6pt" style:font-size-complex="6pt"/>
    </style:style>
    <style:style style:name="T3" style:family="text">
      <style:text-properties fo:color="#cc0000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006600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58cm" svg:height="2.217cm" svg:x="1.924cm" svg:y="6.657cm">
          <draw:image xlink:href="Pictures/10000201000002C2000000D27A5E72C9FBF2E72B.png" xlink:type="simple" xlink:show="embed" xlink:actuate="onLoad">
            <text:p/>
          </draw:image>
        </draw:frame>
        <draw:custom-shape draw:style-name="gr2" draw:text-style-name="P2" draw:layer="layout" svg:width="5.352cm" svg:height="1.37cm" svg:x="14.351cm" svg:y="3.694cm">
          <text:p text:style-name="P1"><text:span text:style-name="T1">Movie</text:span></text:p>
          <text:p text:style-name="P1"><text:span text:style-name="T1">-title : String</text:span></text:p>
          <text:p text:style-name="P1"><text:span text:style-name="T1">+add(r: Review) : void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351cm" svg:y1="4.133cm" svg:x2="19.703cm" svg:y2="4.133cm">
          <text:p/>
        </draw:line>
        <draw:line draw:style-name="gr3" draw:text-style-name="P3" draw:layer="layout" svg:x1="14.351cm" svg:y1="4.592cm" svg:x2="19.703cm" svg:y2="4.592cm">
          <text:p/>
        </draw:line>
        <draw:custom-shape draw:style-name="gr4" draw:text-style-name="P2" draw:layer="layout" svg:width="7.08cm" svg:height="1.157cm" svg:x="13.487cm" svg:y="5.407cm">
          <text:p text:style-name="P1"><text:span text:style-name="T1">Editor</text:span></text:p>
          <text:p text:style-name="P1"><text:span text:style-name="T2"/></text:p>
          <text:p text:style-name="P1"><text:span text:style-name="T1">+approve(r: Review, m: Movie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487cm" svg:y1="5.835cm" svg:x2="20.567cm" svg:y2="5.835cm">
          <text:p/>
        </draw:line>
        <draw:line draw:style-name="gr3" draw:text-style-name="P3" draw:layer="layout" svg:x1="13.487cm" svg:y1="6.052cm" svg:x2="20.567cm" svg:y2="6.052cm">
          <text:p/>
        </draw:line>
        <draw:custom-shape draw:style-name="gr5" draw:text-style-name="P2" draw:layer="layout" svg:width="4.614cm" svg:height="2.032cm" svg:x="14.72cm" svg:y="6.858cm">
          <text:p text:style-name="P1"><text:span text:style-name="T1">Review</text:span></text:p>
          <text:p text:style-name="P1"><text:span text:style-name="T1">-reviewer : String</text:span></text:p>
          <text:p text:style-name="P1"><text:span text:style-name="T1">-content : String</text:span></text:p>
          <text:p text:style-name="P1"><text:span text:style-name="T1">-numStars : int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cm" svg:y1="7.319cm" svg:x2="19.334cm" svg:y2="7.319cm">
          <text:p/>
        </draw:line>
        <draw:line draw:style-name="gr3" draw:text-style-name="P3" draw:layer="layout" svg:x1="14.72cm" svg:y1="8.665cm" svg:x2="19.334cm" svg:y2="8.665cm">
          <text:p/>
        </draw:line>
        <draw:frame draw:style-name="gr6" draw:text-style-name="P4" draw:layer="layout" svg:width="7.399cm" svg:height="2.144cm" svg:x="1.908cm" svg:y="1.151cm">
          <draw:image xlink:href="Pictures/100002010000015900000064A5F1943626B0FE93.png" xlink:type="simple" xlink:show="embed" xlink:actuate="onLoad">
            <text:p/>
          </draw:image>
        </draw:frame>
        <draw:frame draw:style-name="gr6" draw:text-style-name="P4" draw:layer="layout" svg:width="7.483cm" svg:height="2.22cm" svg:x="1.874cm" svg:y="3.935cm">
          <draw:image xlink:href="Pictures/10000201000001510000006477BC62E4C14EC558.png" xlink:type="simple" xlink:show="embed" xlink:actuate="onLoad">
            <text:p/>
          </draw:image>
        </draw:frame>
        <draw:frame draw:style-name="gr6" draw:text-style-name="P4" draw:layer="layout" svg:width="8.076cm" svg:height="2.109cm" svg:x="1.381cm" svg:y="9.693cm">
          <draw:image xlink:href="Pictures/100002010000017F00000064FBD210A361E50739.png" xlink:type="simple" xlink:show="embed" xlink:actuate="onLoad">
            <text:p/>
          </draw:image>
        </draw:frame>
        <draw:frame draw:style-name="gr7" draw:text-style-name="P5" draw:layer="layout" svg:width="2.623cm" svg:height="0.962cm" svg:x="8.981cm" svg:y="1.819cm">
          <draw:text-box>
            <text:p><text:span text:style-name="T3">wrong!</text:span></text:p>
          </draw:text-box>
        </draw:frame>
        <draw:frame draw:style-name="gr7" draw:text-style-name="P5" draw:layer="layout" svg:width="2.623cm" svg:height="0.962cm" svg:x="8.981cm" svg:y="4.543cm">
          <draw:text-box>
            <text:p><text:span text:style-name="T3">wrong!</text:span></text:p>
          </draw:text-box>
        </draw:frame>
        <draw:frame draw:style-name="gr8" draw:text-style-name="P6" draw:layer="layout" svg:width="2.128cm" svg:height="0.962cm" svg:x="9.228cm" svg:y="10.219cm">
          <draw:text-box>
            <text:p><text:span text:style-name="T4">right!</text:span></text:p>
          </draw:text-box>
        </draw:frame>
        <draw:line draw:style-name="gr3" draw:text-style-name="P4" draw:layer="layout" svg:x1="12.468cm" svg:y1="2.143cm" svg:x2="12.468cm" svg:y2="10.906cm">
          <text:p/>
        </draw:line>
        <draw:frame draw:style-name="gr7" draw:text-style-name="P5" draw:layer="layout" svg:width="2.623cm" svg:height="0.962cm" svg:x="8.982cm" svg:y="7.319cm">
          <draw:text-box>
            <text:p><text:span text:style-name="T3">wrong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9-03-07T13:46:55.786368324</dc:date>
    <meta:editing-duration>PT38M2S</meta:editing-duration>
    <meta:editing-cycles>9</meta:editing-cycles>
    <meta:document-statistic meta:object-count="18"/>
  </office:meta>
</office:document-meta>
</file>